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5" style:family="paragraph" style:parent-style-name="Text_20_body">
      <style:paragraph-properties fo:text-align="center" style:justify-single-word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9" style:family="paragraph" style:parent-style-name="Title">
      <style:text-properties fo:font-size="18pt" style:font-size-asian="18pt" style:font-size-complex="18pt"/>
    </style:style>
    <style:style style:name="P10" style:family="paragraph" style:parent-style-name="Title">
      <style:text-properties style:font-name="Arial1" fo:font-size="24pt" style:font-size-asian="24pt" style:font-size-complex="24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15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17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9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20" style:family="paragraph" style:parent-style-name="Heading_20_1">
      <style:text-properties fo:font-size="18pt" style:font-size-asian="18pt" style:font-size-complex="18pt"/>
    </style:style>
    <style:style style:name="P21" style:family="paragraph" style:parent-style-name="Heading_20_1" style:list-style-name="">
      <style:text-properties fo:font-size="18pt" style:font-size-asian="18pt" style:font-size-complex="18pt"/>
    </style:style>
    <style:style style:name="P22" style:family="paragraph" style:parent-style-name="Heading_20_1">
      <style:text-properties style:font-name="Times New Roman"/>
    </style:style>
    <style:style style:name="P23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2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25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26" style:family="paragraph" style:parent-style-name="Heading_20_2">
      <style:text-properties style:font-name="Times New Roman"/>
    </style:style>
    <style:style style:name="P27" style:family="paragraph" style:parent-style-name="Heading_20_2">
      <style:text-properties style:font-name="Times New Roman" fo:font-size="14pt" style:font-size-asian="14pt" style:font-size-complex="14pt"/>
    </style:style>
    <style:style style:name="P28" style:family="paragraph" style:parent-style-name="Heading_20_2">
      <style:paragraph-properties>
        <style:tab-stops>
          <style:tab-stop style:position="0.0098in"/>
        </style:tab-stops>
      </style:paragraph-properties>
    </style:style>
    <style:style style:name="P29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30" style:family="paragraph" style:parent-style-name="Preformatted_20_Text">
      <style:paragraph-properties fo:margin-top="0in" fo:margin-bottom="0.1965in"/>
    </style:style>
    <style:style style:name="P31" style:family="paragraph" style:parent-style-name="Preformatted_20_Text">
      <style:paragraph-properties fo:margin-top="0in" fo:margin-bottom="0.1965in"/>
      <style:text-properties fo:color="#314004" style:font-name="Courier New" fo:font-size="12pt" style:font-size-asian="12pt" style:font-size-complex="12pt"/>
    </style:style>
    <style:style style:name="P32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Courier New" fo:font-size="12pt" style:font-size-asian="12pt" style:font-size-complex="12pt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9"/>
      <text:p text:style-name="P10"><text:s/>Zekai Otles </text:p>
      <text:p text:style-name="P6">Created on Wed Feb 17 23:41:06 2016 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1"><text:s/>1 Introduction<text:tab/>3</text:p>
          <text:p text:style-name="P11"><text:s/>2 Environment Setup for R programming Developers<text:tab/>3</text:p>
          <text:p text:style-name="P13"><text:s/>2.1 <text:s/>Environment setup<text:tab/>3</text:p>
          <text:p text:style-name="P13"><text:s/>2.2 <text:s/>Using Version Control System<text:tab/>3</text:p>
          <text:p text:style-name="P13"><text:s/>2.3 Using IDE to develop R scripts<text:tab/>3</text:p>
          <text:p text:style-name="P13"><text:s/>2.4 Writing functions<text:tab/>3</text:p>
          <text:p text:style-name="P13"><text:s/>2.5 Create R package System<text:tab/>3</text:p>
          <text:p text:style-name="P11"><text:s/>3 Simple Data Types and Objects<text:tab/>3</text:p>
          <text:p text:style-name="P11"><text:s/>4 Control Structures<text:tab/>3</text:p>
          <text:p text:style-name="P13"><text:s/>4.1 If then Else statements<text:tab/>3</text:p>
          <text:p text:style-name="P13"><text:s/>4.2 Switch statements<text:tab/>4</text:p>
          <text:p text:style-name="P11"><text:s/>5 Loop Structures<text:tab/>5</text:p>
          <text:p text:style-name="P13"><text:s/>5.1 For statements<text:tab/>5</text:p>
          <text:p text:style-name="P13"><text:s/>5.2 while staments<text:tab/>5</text:p>
          <text:p text:style-name="P13"><text:s/>5.3 DfRCtVisits<text:tab/>7</text:p>
          <text:p text:style-name="P11"><text:s/>6 Data Structures<text:tab/>8</text:p>
          <text:p text:style-name="P13"><text:s/>6.1 Vector<text:tab/>8</text:p>
          <text:p text:style-name="P13"><text:s/>6.2 Matrix<text:tab/>8</text:p>
          <text:p text:style-name="P13"><text:s/>6.3 DataFrame<text:tab/>8</text:p>
          <text:p text:style-name="P11"><text:s/>7 Simple Statistical Outputs<text:tab/>8</text:p>
          <text:p text:style-name="P11"><text:s/>8 Simple Table Outputs<text:tab/>8</text:p>
        </text:index-body>
      </text:table-of-content>
      <text:p text:style-name="P6"/>
      <text:h text:style-name="P24" text:outline-level="1">Introduction</text:h>
      <text:p text:style-name="P7"><text:tab/></text:p>
      <text:h text:style-name="P19" text:outline-level="1">Environment Setup for R programming Developers</text:h>
      <text:h text:style-name="Heading_20_2" text:outline-level="2"><text:s/>Environment setup</text:h>
      <text:p text:style-name="P18"/>
      <text:p text:style-name="P5"/>
      <text:p text:style-name="P4"/>
      <table:table table:name="Table132" table:style-name="RTable1">
        <table:table-column table:number-columns-repeated="3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Package</text:p>
            </table:table-cell>
            <table:table-cell table:style-name="lowerBorder" office:value-type="string">
              <text:p text:style-name="ArialCenteredBold">Version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string" table:style-name="noBorder">
            <text:p text:style-name="ArialCentered">uRProgramming</text:p>
          </table:table-cell>
          <table:table-cell office:value-type="string" table:style-name="noBorder">
            <text:p text:style-name="ArialCentered">1.0.0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string" table:style-name="noBorder">
            <text:p text:style-name="ArialCentered">tcltk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string" table:style-name="noBorder">
            <text:p text:style-name="ArialCentered">log4r</text:p>
          </table:table-cell>
          <table:table-cell office:value-type="string" table:style-name="noBorder">
            <text:p text:style-name="ArialCentered">0.2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string" table:style-name="noBorder">
            <text:p text:style-name="ArialCentered">odfWeave</text:p>
          </table:table-cell>
          <table:table-cell office:value-type="string" table:style-name="noBorder">
            <text:p text:style-name="ArialCentered">0.8.4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string" table:style-name="noBorder">
            <text:p text:style-name="ArialCentered">XML</text:p>
          </table:table-cell>
          <table:table-cell office:value-type="string" table:style-name="noBorder">
            <text:p text:style-name="ArialCentered">3.98-1.3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string" table:style-name="noBorder">
            <text:p text:style-name="ArialCentered">lattice</text:p>
          </table:table-cell>
          <table:table-cell office:value-type="string" table:style-name="noBorder">
            <text:p text:style-name="ArialCentered">0.20-33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string" table:style-name="noBorder">
            <text:p text:style-name="ArialCentered">chron</text:p>
          </table:table-cell>
          <table:table-cell office:value-type="string" table:style-name="noBorder">
            <text:p text:style-name="ArialCentered">2.3-47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string" table:style-name="noBorder">
            <text:p text:style-name="ArialCentered">stat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string" table:style-name="noBorder">
            <text:p text:style-name="ArialCentered">graphic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string" table:style-name="noBorder">
            <text:p text:style-name="ArialCentered">grDevice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1</text:p>
          </table:table-cell>
          <table:table-cell office:value-type="string" table:style-name="noBorder">
            <text:p text:style-name="ArialCentered">util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2</text:p>
          </table:table-cell>
          <table:table-cell office:value-type="string" table:style-name="noBorder">
            <text:p text:style-name="ArialCentered">dataset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3</text:p>
          </table:table-cell>
          <table:table-cell office:value-type="string" table:style-name="noBorder">
            <text:p text:style-name="ArialCentered">method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4</text:p>
          </table:table-cell>
          <table:table-cell office:value-type="string" table:style-name="noBorder">
            <text:p text:style-name="ArialCentered">base</text:p>
          </table:table-cell>
          <table:table-cell office:value-type="string" table:style-name="noBorder">
            <text:p text:style-name="ArialCentered">3.2.3</text:p>
          </table:table-cell>
        </table:table-row>
      </table:table>
      <text:p text:style-name="Preformatted_20_Text"><text:span text:style-name="Source_20_Text"/></text:p>
      <text:p text:style-name="ttRed">&gt;  environment("ls")</text:p>
      <text:p text:style-name="ttBlue">usage of ls() </text:p>
      <text:p text:style-name="ttBlue"> functNameusage of ls(all=TRUE) </text:p>
      <text:p text:style-name="ttBlue"> functName</text:p>
      <text:p text:style-name="ttRed">&gt;  cat("Current Working Dir \n", getwd())</text:p>
      <text:p text:style-name="ttBlue">Current Working Dir </text:p>
      <text:p text:style-name="ttBlue"> C:/Users/zekai/Documents/rstudio_projects/odfWeaveTmp</text:p>
      <text:p text:style-name="P17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8"/>
      <text:h text:style-name="P20" text:outline-level="1">Simple Data Types and Objects</text:h>
      <text:h text:style-name="P20" text:outline-level="1">Control Structures</text:h>
      <text:p text:style-name="Text_20_body"><text:span text:style-name="T3"/></text:p>
      <text:p text:style-name="Text_20_body"><text:span text:style-name="T6">Control structures are very straight forward. In the following sections, the usage of <text:s/></text:span><text:span text:style-name="T7">if </text:span><text:span text:style-name="T8"><text:s/>block will be shown.</text:span><text:span text:style-name="T6"> </text:span></text:p>
      <text:h text:style-name="Heading_20_2" text:outline-level="2"><text:soft-page-break/>If statements</text:h>
      <text:p text:style-name="Text_20_body"><text:span text:style-name="T11">Let's use simple vector which contains only numbers, check if <text:s/>numbers is equal to specific value assign iFound as True.</text:span></text:p>
      <text:h text:style-name="P28" text:outline-level="2" text:is-list-header="true"><text:span text:style-name="T10">If</text:span><text:span text:style-name="T11"> ( Statements) { Assignment}</text:span><text:tab/></text:h>
      <text:p text:style-name="ttRed">&gt;  x &lt;- c(0, 3, 6, 9, 12, 15, 18, 21, 24)</text:p>
      <text:p text:style-name="ttRed">&gt;  cat("if(x ==6) {iFound&lt;-True}")</text:p>
      <text:p text:style-name="ttBlue">if(x ==6) {iFound&lt;-True}</text:p>
      <text:h text:style-name="Heading_20_2" text:outline-level="2">If then Else statements</text:h>
      <text:p text:style-name="P3"/>
      <text:p text:style-name="P2"/>
      <text:h text:style-name="P26" text:outline-level="2">Switch statements</text:h>
      <text:p text:style-name="P2"/>
      <text:p text:style-name="P3"/>
      <text:list xml:id="list5199062518004565770" text:style-name="L1">
        <text:list-header>
          <text:p text:style-name="P16"/>
        </text:list-header>
      </text:list>
      <text:h text:style-name="P25" text:outline-level="1">Loop Structures</text:h>
      <text:h text:style-name="P27" text:outline-level="2">For statements</text:h>
      <text:p text:style-name="Standard"/>
      <text:p text:style-name="P2"/>
      <text:p text:style-name="P3"/>
      <text:h text:style-name="P21" text:outline-level="1"/>
      <text:h text:style-name="P24" text:outline-level="1">Data Structures</text:h>
      <text:p text:style-name="Text_20_body"/>
      <text:h text:style-name="P29" text:outline-level="2">Vector</text:h>
      <text:h text:style-name="P29" text:outline-level="2">Matrix</text:h>
      <text:h text:style-name="P29" text:outline-level="2">DataFrame</text:h>
      <text:h text:style-name="P32" text:outline-level="2"/>
      <text:h text:style-name="P20" text:outline-level="1">Simple Statistical Analysis</text:h>
      <text:h text:style-name="P22" text:outline-level="1"><text:span text:style-name="T1">Simple</text:span><text:span text:style-name="T1"> Statistical Analysis</text:span></text:h>
      <text:h text:style-name="P23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17T23:40:12.43</dc:date>
    <meta:editing-duration>PT12H11M29S</meta:editing-duration>
    <meta:editing-cycles>85</meta:editing-cycles>
    <meta:generator>OpenOffice/4.1.2$Win32 OpenOffice.org_project/412m3$Build-9782</meta:generator>
    <dc:creator>Zekai Otles</dc:creator>
    <meta:document-statistic meta:table-count="0" meta:image-count="0" meta:object-count="0" meta:page-count="6" meta:paragraph-count="65" meta:word-count="252" meta:character-count="1650"/>
  </office:meta>
</office:document-meta>
</file>